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bccb" officeooo:paragraph-rsid="0005bccb"/>
    </style:style>
    <style:style style:name="P2" style:family="paragraph" style:parent-style-name="Standard">
      <style:text-properties officeooo:rsid="00072e32" officeooo:paragraph-rsid="00072e32"/>
    </style:style>
    <style:style style:name="P3" style:family="paragraph" style:parent-style-name="Standard">
      <style:text-properties officeooo:rsid="00095239" officeooo:paragraph-rsid="00095239"/>
    </style:style>
    <style:style style:name="T1" style:family="text">
      <style:text-properties officeooo:rsid="00072e32"/>
    </style:style>
    <style:style style:name="T2" style:family="text">
      <style:text-properties fo:color="#0000ff"/>
    </style:style>
    <style:style style:name="T3" style:family="text">
      <style:text-properties officeooo:rsid="0008ebf6"/>
    </style:style>
    <style:style style:name="T4" style:family="text">
      <style:text-properties style:font-name="Times New Roman" fo:font-size="12pt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<text:tab/>a) Arvre 1.jpg</text:p>
      <text:p text:style-name="P1"><text:tab/>b)Arvre 2.jpg</text:p>
      <text:p text:style-name="P1"><text:tab/>c)4</text:p>
      <text:p text:style-name="P1"><text:tab/>d)A altura de uma <text:span text:style-name="T3">árvore</text:span> pode ser calculada através de uma função recursiva que vai entrando nos galhos da <text:span text:style-name="T3">árvore</text:span> até chegar as folhas. Quando chega as folhas retorna o valor de um. E cada galho que chamou a função de recursão adiciona 1 ao valor retornado a ele. Quando chegar a função que chamou as recursões é <text:span text:style-name="T1">necessário</text:span> calcular a diferença de altura entre o lado esquerdo e direito para no fim saber a altura final da <text:span text:style-name="T3">árvore.</text:span></text:p>
      <text:p text:style-name="P1"/>
      <text:p text:style-name="P2">4)<text:tab/>A função vai se ramificando a cada nó que possui mais de um galho até encontrar o elemento procurado, assim retornando o mesmo valor do elemento. Caso não encontre o elemento procurado, retorna <text:span text:style-name="T2">NULL</text:span>;</text:p>
      <text:p text:style-name="P2"/>
      <text:p text:style-name="P3">5)<text:tab/>A expressão/árvore poderia ser resolvida seguindo o padrão de que cada nodo com 2 ramos é uma operação que vai ser o resultado de seu operador com os 2 galhos que possu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0:21:14.341000000</meta:creation-date>
    <dc:date>2017-12-06T21:23:51.050000000</dc:date>
    <meta:editing-duration>PT52M28S</meta:editing-duration>
    <meta:editing-cycles>4</meta:editing-cycles>
    <meta:generator>LibreOffice/5.3.6.1$Windows_x86 LibreOffice_project/686f202eff87ef707079aeb7f485847613344eb7</meta:generator>
    <meta:document-statistic meta:table-count="0" meta:image-count="0" meta:object-count="0" meta:page-count="1" meta:paragraph-count="6" meta:word-count="154" meta:character-count="842" meta:non-whitespace-character-count="690"/>
  </office:meta>
</office:document-meta>
</file>